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38AB9C4E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45cm, 1.707cm, 11.134cm, 3.671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86cm" svg:height="22.1cm" svg:x="1.092cm" svg:y="2.191cm">
          <draw:image xlink:href="Pictures/10000000000005E8000007E038AB9C4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06T11:50:18.842034070</dc:date>
    <meta:editing-duration>PT3M40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